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Courier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432cm" svg:height="23.99cm" svg:x="1.635cm" svg:y="1.635cm">
          <draw:text-box>
            <text:p>Global and Local Variables</text:p>
            <text:p/>
            <text:p><text:span text:style-name="T1">Global variables are global. They can be modified and read</text:span></text:p>
            <text:p><text:span text:style-name="T1">anywhere in the code. They do not have $ in front of them.</text:span></text:p>
            <text:p><text:span text:style-name="T1"/></text:p>
            <text:p><text:span text:style-name="T1">Example:</text:span></text:p>
            <text:p><text:span text:style-name="T1"/></text:p>
            <text:p><text:span text:style-name="T2">i_am_global = 100</text:span></text:p>
            <text:p><text:span text:style-name="T1"/></text:p>
            <text:p><text:span text:style-name="T1">Local variables are local. They can only be modified and read</text:span></text:p>
            <text:p><text:span text:style-name="T1">within the block of code they are defined in. They have $ in front</text:span></text:p>
            <text:p><text:span text:style-name="T1">of them. </text:span></text:p>
            <text:p><text:span text:style-name="T1"/></text:p>
            <text:p><text:span text:style-name="T1">Example:</text:span></text:p>
            <text:p><text:span text:style-name="T1"/></text:p>
            <text:p><text:span text:style-name="T2">$i_am_local = 5</text:span></text:p>
            <text:p><text:span text:style-name="T1"/></text:p>
            <text:p><text:span text:style-name="T1">Code:</text:span></text:p>
            <text:p><text:span text:style-name="T1"/></text:p>
            <text:p><text:span text:style-name="T2">a = 3</text:span></text:p>
            <text:p><text:span text:style-name="T2"/></text:p>
            <text:p><text:span text:style-name="T2">fn one() {</text:span></text:p>
            <text:p><text:span text:style-name="T2"><text:tab/></text:span><text:span text:style-name="T2">$b = 10</text:span></text:p>
            <text:p><text:span text:style-name="T2"><text:tab/></text:span><text:span text:style-name="T2">a + 1</text:span></text:p>
            <text:p><text:span text:style-name="T2">}</text:span></text:p>
            <text:p><text:span text:style-name="T2"/></text:p>
            <text:p><text:span text:style-name="T2">fn two {</text:span></text:p>
            <text:p><text:span text:style-name="T2"><text:tab/></text:span><text:span text:style-name="T2">printf(“%d\n”, $b)</text:span></text:p>
            <text:p><text:span text:style-name="T2">}</text:span></text:p>
            <text:p><text:span text:style-name="T1"/></text:p>
            <text:p><text:span text:style-name="T2">printf(“%d\n”, a) <text:s/>// Prints out 3</text:span></text:p>
            <text:p><text:span text:style-name="T2">one()</text:span></text:p>
            <text:p><text:span text:style-name="T2">printf(“%d\n”, a) <text:s/>// Prints out 4</text:span></text:p>
            <text:p><text:span text:style-name="T2">two() <text:s text:c="13"/>// Prints out 0</text:span></text:p>
            <text:p><text:span text:style-name="T2">printf(“%d\n”, $b) // Prints out 0</text:span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3T21:31:02</meta:creation-date>
    <dc:date>2013-06-23T21:45:21</dc:date>
    <meta:editing-duration>P0D</meta:editing-duration>
    <meta:editing-cycles>1</meta:editing-cycles>
    <meta:document-statistic meta:object-count="1"/>
    <meta:generator>LibreOffice/4.0.3.3$Linux_X86_64 LibreOffice_project/0eaa50a932c8f2199a615e1eb30f7ac74279539</meta:generator>
  </office:meta>
</office:document-meta>
</file>